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ListParagraph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ListParagraph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>
      <style:paragraph-properties fo:margin-left="0.75in">
        <style:tab-stops/>
      </style:paragraph-properties>
    </style:style>
    <style:style style:name="P14" style:parent-style-name="ListParagraph" style:family="paragraph">
      <style:paragraph-properties fo:margin-left="0.75in">
        <style:tab-stops/>
      </style:paragraph-properties>
    </style:style>
    <style:style style:name="P15" style:parent-style-name="ListParagraph" style:family="paragraph">
      <style:paragraph-properties fo:margin-left="0.75in">
        <style:tab-stops/>
      </style:paragraph-properties>
    </style:style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>
      <style:paragraph-properties fo:text-align="justify"/>
    </style:style>
    <style:style style:name="P19" style:parent-style-name="Normal" style:family="paragraph">
      <style:paragraph-properties fo:text-align="justify" fo:margin-left="0.75in">
        <style:tab-stops/>
      </style:paragraph-properties>
    </style:style>
    <style:style style:name="P20" style:parent-style-name="ListParagraph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ListParagraph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ListParagraph" style:family="paragraph">
      <style:paragraph-properties fo:margin-left="0.75in">
        <style:tab-stops/>
      </style:paragraph-properties>
    </style:style>
    <style:style style:name="P26" style:parent-style-name="ListParagraph" style:family="paragraph">
      <style:paragraph-properties fo:margin-left="0.75in">
        <style:tab-stops/>
      </style:paragraph-properties>
    </style:style>
    <style:style style:name="P27" style:parent-style-name="ListParagraph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pring Boot Soap</text:p>
      <text:p text:style-name="P2"/>
      <text:list text:style-name="LFO1" text:continue-numbering="true">
        <text:list-item>
          <text:p text:style-name="P3">Pom file Plugin to Consume a wsdl file and implement <text:s/></text:p>
        </text:list-item>
      </text:list>
      <text:p text:style-name="P4"/>
      <text:p text:style-name="Normal"><text:span text:style-name="T5"><draw:frame draw:z-index="251658240" draw:id="id0" draw:style-name="a0" draw:name="Object 5" text:anchor-type="as-char" svg:x="0in" svg:y="0in" svg:width="0.61111in" svg:height="0.57639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6"/>
      <text:list text:style-name="LFO1" text:continue-numbering="true">
        <text:list-item>
          <text:p text:style-name="P7">Xml Convertor i.e From XML object and object to xml Convertor</text:p>
        </text:list-item>
      </text:list>
      <text:p text:style-name="P8"/>
      <text:p text:style-name="P9"><text:s text:c="5"/></text:p>
      <text:p text:style-name="Normal"><draw:frame draw:z-index="0" draw:id="id1" draw:style-name="a1" draw:name="Object 4" text:anchor-type="as-char" svg:x="0in" svg:y="0in" svg:width="1.26389in" svg:height="0.57639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10">Consume Soap API :<text:s/></text:p>
        </text:list-item>
      </text:list>
      <text:list text:style-name="LFO2" text:continue-numbering="true">
        <text:list-item>
          <text:p text:style-name="P11">Insert two xml request.xml and response.xml inside the Class path of the spring boot application<text:s/></text:p>
        </text:list-item>
        <text:list-item>
          <text:p text:style-name="P12">Soap Api Consume code:<text:s/></text:p>
        </text:list-item>
      </text:list>
      <text:p text:style-name="P13"/>
      <text:p text:style-name="P14"><draw:frame draw:z-index="0" draw:id="id2" draw:style-name="a2" draw:name="Object 7" text:anchor-type="as-char" svg:x="0in" svg:y="0in" svg:width="1.63889in" svg:height="0.57639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5"/>
      <text:list text:style-name="LFO1" text:continue-numbering="true">
        <text:list-item>
          <text:p text:style-name="P16">Oracle Database Connection :<text:s/></text:p>
          <text:list text:continue-numbering="true">
            <text:list-item>
              <text:p text:style-name="P17">Maven dependency :<text:s/><draw:frame draw:z-index="0" draw:id="id3" draw:style-name="a3" draw:name="Object 11" text:anchor-type="as-char" svg:x="0in" svg:y="0in" svg:width="0.61111in" svg:height="0.57639in" style:rel-width="scale" style:rel-height="scale"><draw:object-ole draw:class-id="0003000C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      </text:list-item>
            <text:list-item>
              <text:p text:style-name="P18">Oracle Read File :<text:s/></text:p>
            </text:list-item>
          </text:list>
        </text:list-item>
      </text:list>
      <text:p text:style-name="P19"><text:s text:c="4"/><draw:frame draw:z-index="0" draw:id="id4" draw:style-name="a4" draw:name="Object 14" text:anchor-type="as-char" svg:x="0in" svg:y="0in" svg:width="1.04861in" svg:height="0.68056in" style:rel-width="scale" style:rel-height="scale"><draw:object-ole draw:class-id="0003000C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20">Put the following file in the .m2&lt;com&lt;oracle&lt;version_name folder</text:p>
            </text:list-item>
          </text:list>
        </text:list-item>
      </text:list>
      <text:p text:style-name="P21"/>
      <text:p text:style-name="P22"/>
      <text:list text:style-name="LFO1" text:continue-numbering="true">
        <text:list-item>
          <text:p text:style-name="P23">AWS Read Write Code</text:p>
        </text:list-item>
      </text:list>
      <text:p text:style-name="P24"><text:s text:c="8"/><draw:frame draw:z-index="0" draw:id="id5" draw:style-name="a5" draw:name="Object 15" text:anchor-type="as-char" svg:x="0in" svg:y="0in" svg:width="1.04861in" svg:height="0.68056in" style:rel-width="scale" style:rel-height="scale"><draw:object-ole draw:class-id="0003000C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25"/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 Bathla</dc:creator>
    <meta:creation-date>2020-02-04T09:39:00Z</meta:creation-date>
    <dc:date>2020-02-18T06:24:00Z</dc:date>
    <meta:template xlink:href="Normal" xlink:type="simple"/>
    <meta:editing-cycles>5</meta:editing-cycles>
    <meta:editing-duration>PT1260S</meta:editing-duration>
    <meta:document-statistic meta:page-count="1" meta:paragraph-count="1" meta:word-count="87" meta:character-count="584" meta:row-count="4" meta:non-whitespace-character-count="498"/>
  </office:meta>
</office:document-meta>
</file>